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TRINA CAMPOS JUAN ALEX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OTRINA CAMPOS, JUAN ALEX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67138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PONTE SUCLUPE, JORGE OSWALD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8068385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15</text:p>
          </table:table-cell>
          <table:table-cell table:style-name="Tableau1.D2" office:value-type="string">
            <text:p text:style-name="P12">57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7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8:16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